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" draw:layer="layout" svg:width="3.315cm" svg:height="1.799cm" svg:x="2.038cm" svg:y="3.879cm">
          <text:p text:style-name="P1"><text:span text:style-name="T1">m = readInt()</text:span></text:p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3.315cm" svg:height="1.799cm" svg:x="2.038cm" svg:y="6.038cm">
          <text:p text:style-name="P1"><text:span text:style-name="T1">s = readInt()</text:span></text:p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" draw:layer="layout" svg:width="3.315cm" svg:height="1.799cm" svg:x="2.038cm" svg:y="8.198cm">
          <text:p text:style-name="P1"><text:span text:style-name="T1">me = readInt()</text:span></text:p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3.315cm" svg:height="1.799cm" svg:x="2.038cm" svg:y="10.357cm">
          <text:p text:style-name="P1"><text:span text:style-name="T1">kg = readInt()</text:span></text:p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8" draw:layer="layout" svg:width="3.316cm" svg:height="1.799cm" svg:x="7.277cm" svg:y="4.311cm">
          <text:p text:style-name="P1">m * 600</text:p>
          <text:p text:style-name="P1">c9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3.315cm" svg:height="1.8cm" svg:x="7.685cm" svg:y="10.7cm">
          <text:p text:style-name="P1">kg * 1000</text:p>
          <text:p text:style-name="P1">c14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315cm" svg:height="1.799cm" svg:x="12.685cm" svg:y="3cm">
          <text:p text:style-name="P1"><text:span text:style-name="T2">h * 3600 + m * 600</text:span></text:p>
          <text:p text:style-name="P1">c7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.316cm" svg:height="1.8cm" svg:x="18.618cm" svg:y="3.024cm">
          <text:p text:style-name="P1"><text:span text:style-name="T3">h * 3600 + m * 600 + s</text:span></text:p>
          <text:p text:style-name="P1">c6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316cm" svg:height="1.8cm" svg:x="18.184cm" svg:y="6.2cm">
          <text:p text:style-name="P1">me / t</text:p>
          <text:p text:style-name="P1">c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1" draw:layer="layout" svg:width="3.316cm" svg:height="1.8cm" svg:x="24cm" svg:y="3cm">
          <text:p text:style-name="P1">t = </text:p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3.316cm" svg:height="1.8cm" svg:x="23.884cm" svg:y="6.2cm">
          <text:p text:style-name="P1">v = me / t</text:p>
          <text:p text:style-name="P1">c10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3.316cm" svg:height="1.8cm" svg:x="14cm" svg:y="13cm">
          <text:p text:style-name="P1">g = kg * 1000</text:p>
          <text:p text:style-name="P1">c13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3.316cm" svg:height="1.8cm" svg:x="19.65cm" svg:y="10.108cm">
          <text:p text:style-name="P1">writeInt(v)</text:p>
          <text:p text:style-name="P1">c12</text:p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3.315cm" svg:height="1.8cm" svg:x="18.685cm" svg:y="15.2cm">
          <text:p text:style-name="P1">writeInt(g)</text:p>
          <text:p text:style-name="P1">c15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315cm" svg:height="1.8cm" svg:x="2.038cm" svg:y="1.719cm">
          <text:p text:style-name="P1"><text:span text:style-name="T1">h = readInt()</text:span></text:p>
          <text:p text:style-name="P1">c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225cm" svg:height="0.962cm" svg:x="-0.125cm" svg:y="1.538cm">
          <draw:text-box>
            <text:p text:style-name="P3">input0</text:p>
          </draw:text-box>
        </draw:frame>
        <draw:frame draw:style-name="gr2" draw:layer="layout" svg:width="2.225cm" svg:height="0.962cm" svg:x="-0.1cm" svg:y="4.038cm">
          <draw:text-box>
            <text:p text:style-name="P3">input1</text:p>
          </draw:text-box>
        </draw:frame>
        <draw:frame draw:style-name="gr2" draw:layer="layout" svg:width="2.225cm" svg:height="0.962cm" svg:x="-0.125cm" svg:y="6.5cm">
          <draw:text-box>
            <text:p text:style-name="P3">input2</text:p>
          </draw:text-box>
        </draw:frame>
        <draw:frame draw:style-name="gr2" draw:layer="layout" svg:width="2.225cm" svg:height="0.962cm" svg:x="-0.125cm" svg:y="8.538cm">
          <draw:text-box>
            <text:p text:style-name="P3">input3</text:p>
          </draw:text-box>
        </draw:frame>
        <draw:frame draw:style-name="gr2" draw:layer="layout" svg:width="2.225cm" svg:height="0.962cm" svg:x="-0.1cm" svg:y="10.538cm">
          <draw:text-box>
            <text:p text:style-name="P3">input4</text:p>
          </draw:text-box>
        </draw:frame>
        <draw:connector draw:style-name="gr3" draw:text-style-name="P2" draw:layer="layout" svg:x1="5.353cm" svg:y1="2.619cm" svg:x2="6.894cm" svg:y2="2.597cm" draw:start-shape="id1" draw:start-glue-point="1" svg:d="m5353 2619h1020v-22h521">
          <text:p text:style-name="P3"/>
        </draw:connector>
        <draw:connector draw:style-name="gr3" draw:text-style-name="P2" draw:layer="layout" svg:x1="5.353cm" svg:y1="4.778cm" svg:x2="6.943cm" svg:y2="4.753cm" draw:start-shape="id2" draw:start-glue-point="1" svg:d="m5353 4778h1045v-25h545">
          <text:p text:style-name="P3"/>
        </draw:connector>
        <draw:connector draw:style-name="gr3" draw:text-style-name="P2" draw:layer="layout" draw:line-skew="4.813cm" svg:x1="5.353cm" svg:y1="6.937cm" svg:x2="18.521cm" svg:y2="4.459cm" draw:start-shape="id3" draw:start-glue-point="1" svg:d="m5353 6937h11647v-2478h1521">
          <text:p text:style-name="P3"/>
        </draw:connector>
        <draw:connector draw:style-name="gr3" draw:text-style-name="P2" draw:layer="layout" draw:line-skew="5.732cm" svg:x1="5.353cm" svg:y1="9.097cm" svg:x2="18.184cm" svg:y2="7.1cm" draw:start-shape="id4" draw:start-glue-point="1" draw:end-shape="id5" svg:d="m5353 9097h12208v-1997h623">
          <text:p text:style-name="P3"/>
        </draw:connector>
        <draw:connector draw:style-name="gr3" draw:text-style-name="P2" draw:layer="layout" svg:x1="5.353cm" svg:y1="11.256cm" svg:x2="7.58cm" svg:y2="11.22cm" draw:start-shape="id6" draw:start-glue-point="1" svg:d="m5353 11256h1376v-36h851">
          <text:p text:style-name="P3"/>
        </draw:connector>
        <draw:frame draw:style-name="gr2" draw:layer="layout" svg:width="1.205cm" svg:height="0.962cm" svg:x="5.947cm" svg:y="1.538cm">
          <draw:text-box>
            <text:p text:style-name="P3">h0</text:p>
          </draw:text-box>
        </draw:frame>
        <draw:frame draw:style-name="gr2" draw:layer="layout" svg:width="1.383cm" svg:height="0.962cm" svg:x="5.769cm" svg:y="4cm">
          <draw:text-box>
            <text:p text:style-name="P3">m1</text:p>
          </draw:text-box>
        </draw:frame>
        <draw:frame draw:style-name="gr2" draw:layer="layout" svg:width="1.171cm" svg:height="0.962cm" svg:x="5.8cm" svg:y="6cm">
          <draw:text-box>
            <text:p text:style-name="P3">s2</text:p>
          </draw:text-box>
        </draw:frame>
        <draw:frame draw:style-name="gr2" draw:layer="layout" svg:width="1.734cm" svg:height="0.962cm" svg:x="5.417cm" svg:y="8.038cm">
          <draw:text-box>
            <text:p text:style-name="P3">me3</text:p>
          </draw:text-box>
        </draw:frame>
        <draw:frame draw:style-name="gr2" draw:layer="layout" svg:width="1.522cm" svg:height="0.962cm" svg:x="5.629cm" svg:y="10cm">
          <draw:text-box>
            <text:p text:style-name="P3">kg4</text:p>
          </draw:text-box>
        </draw:frame>
        <draw:custom-shape draw:style-name="gr1" draw:text-style-name="P2" draw:id="id7" draw:layer="layout" svg:width="3.316cm" svg:height="1.8cm" svg:x="7.484cm" svg:y="2cm">
          <text:p text:style-name="P1">h * 3600</text:p>
          <text:p text:style-name="P1">c8</text:p>
          <draw:enhanced-geometry svg:viewBox="0 0 21600 21600" draw:type="rectangle" draw:enhanced-path="M 0 0 L 21600 0 21600 21600 0 21600 0 0 Z N"/>
        </draw:custom-shape>
        <draw:frame draw:style-name="gr2" draw:layer="layout" svg:width="1.907cm" svg:height="0.962cm" svg:x="5.8cm" svg:y="2.838cm">
          <draw:text-box>
            <text:p text:style-name="P3">3600</text:p>
          </draw:text-box>
        </draw:frame>
        <draw:connector draw:style-name="gr3" draw:text-style-name="P2" draw:layer="layout" svg:x1="10.8cm" svg:y1="2.9cm" svg:x2="12.396cm" svg:y2="3.381cm" draw:start-shape="id7" draw:start-glue-point="1" svg:d="m10800 2900h1048v481h548">
          <text:p text:style-name="P3"/>
        </draw:connector>
        <draw:frame draw:style-name="gr2" draw:layer="layout" svg:width="1.869cm" svg:height="0.962cm" svg:x="10.81cm" svg:y="2.038cm">
          <draw:text-box>
            <text:p text:style-name="P3">aux8</text:p>
          </draw:text-box>
        </draw:frame>
        <draw:frame draw:style-name="gr2" draw:layer="layout" svg:width="1.556cm" svg:height="0.962cm" svg:x="6cm" svg:y="5.1cm">
          <draw:text-box>
            <text:p text:style-name="P3">600</text:p>
          </draw:text-box>
        </draw:frame>
        <draw:connector draw:style-name="gr3" draw:text-style-name="P2" draw:layer="layout" svg:x1="10.593cm" svg:y1="5.21cm" svg:x2="12.685cm" svg:y2="3.899cm" draw:start-shape="id8" draw:start-glue-point="1" draw:end-shape="id9" draw:end-glue-point="3" svg:d="m10593 5210h842v-1311h1250">
          <text:p text:style-name="P3"/>
        </draw:connector>
        <draw:frame draw:style-name="gr2" draw:layer="layout" svg:width="1.869cm" svg:height="0.962cm" svg:x="10.737cm" svg:y="5.038cm">
          <draw:text-box>
            <text:p text:style-name="P3">aux9</text:p>
          </draw:text-box>
        </draw:frame>
        <draw:frame draw:style-name="gr2" draw:layer="layout" svg:width="1.869cm" svg:height="0.962cm" svg:x="16.237cm" svg:y="3cm">
          <draw:text-box>
            <text:p text:style-name="P3">aux7</text:p>
          </draw:text-box>
        </draw:frame>
        <draw:connector draw:style-name="gr3" draw:text-style-name="P2" draw:layer="layout" svg:x1="16cm" svg:y1="3.899cm" svg:x2="18.618cm" svg:y2="3.924cm" draw:start-shape="id9" draw:start-glue-point="1" draw:end-shape="id10" draw:end-glue-point="3" svg:d="m16000 3899h1469v25h1149">
          <text:p text:style-name="P3"/>
        </draw:connector>
        <draw:frame draw:style-name="gr2" draw:layer="layout" svg:width="1.869cm" svg:height="0.962cm" svg:x="21.837cm" svg:y="3cm">
          <draw:text-box>
            <text:p text:style-name="P3">aux6</text:p>
          </draw:text-box>
        </draw:frame>
        <draw:connector draw:style-name="gr3" draw:text-style-name="P2" draw:layer="layout" svg:x1="21.934cm" svg:y1="3.924cm" svg:x2="24cm" svg:y2="3.9cm" draw:start-shape="id10" draw:start-glue-point="1" draw:end-shape="id11" draw:end-glue-point="3" svg:d="m21934 3924h1078v-24h988">
          <text:p text:style-name="P3"/>
        </draw:connector>
        <draw:connector draw:style-name="gr3" draw:text-style-name="P2" draw:layer="layout" svg:x1="25.658cm" svg:y1="4.8cm" svg:x2="19.842cm" svg:y2="6.2cm" draw:start-shape="id11" draw:start-glue-point="2" draw:end-shape="id5" svg:d="m25658 4800v700h-5816v700">
          <text:p text:style-name="P3"/>
        </draw:connector>
        <draw:connector draw:style-name="gr4" draw:text-style-name="P1" draw:layer="layout" svg:x1="21.5cm" svg:y1="7.1cm" svg:x2="23.884cm" svg:y2="7.1cm" draw:start-shape="id5" draw:start-glue-point="1" draw:end-shape="id12" draw:end-glue-point="3" svg:d="m21500 7100h2384">
          <text:p text:style-name="P1">aux11</text:p>
        </draw:connector>
        <draw:connector draw:style-name="gr4" draw:text-style-name="P1" draw:layer="layout" svg:x1="25.542cm" svg:y1="8cm" svg:x2="19.65cm" svg:y2="11.008cm" draw:start-shape="id12" draw:start-glue-point="2" draw:end-shape="id13" draw:end-glue-point="3" svg:d="m25542 8000v1054h-6392v1954h500">
          <text:p text:style-name="P1"><text:s text:c="5"/>v10</text:p>
        </draw:connector>
        <draw:frame draw:style-name="gr2" draw:layer="layout" svg:width="3.017cm" svg:height="0.962cm" svg:x="23.22cm" svg:y="5.5cm">
          <draw:text-box>
            <text:p text:style-name="P3">T = 7800</text:p>
          </draw:text-box>
        </draw:frame>
        <draw:connector draw:style-name="gr3" draw:text-style-name="P2" draw:layer="layout" svg:x1="22.966cm" svg:y1="11.008cm" svg:x2="27.144cm" svg:y2="10.828cm" draw:start-shape="id13" draw:start-glue-point="1" svg:d="m22966 11008h2339v-180h1839">
          <text:p text:style-name="P3"/>
        </draw:connector>
        <draw:frame draw:style-name="gr2" draw:layer="layout" svg:width="3.694cm" svg:height="0.962cm" svg:x="24cm" svg:y="9.902cm">
          <draw:text-box>
            <text:p text:style-name="P3">output0 = 2</text:p>
          </draw:text-box>
        </draw:frame>
        <draw:connector draw:style-name="gr3" draw:text-style-name="P2" draw:layer="layout" svg:x1="4.949cm" svg:y1="13.327cm" svg:x2="7.643cm" svg:y2="12.2cm" svg:d="m4949 13327h1347v-1127h1347">
          <text:p text:style-name="P3"/>
        </draw:connector>
        <draw:frame draw:style-name="gr2" draw:layer="layout" svg:width="1.907cm" svg:height="0.962cm" svg:x="5cm" svg:y="13.5cm">
          <draw:text-box>
            <text:p text:style-name="P3">1000</text:p>
          </draw:text-box>
        </draw:frame>
        <draw:connector draw:style-name="gr3" draw:text-style-name="P2" draw:layer="layout" svg:x1="11cm" svg:y1="11.6cm" svg:x2="13.964cm" svg:y2="13.523cm" draw:start-shape="id14" draw:start-glue-point="1" svg:d="m11000 11600h1732v1923h1232">
          <text:p text:style-name="P3"/>
        </draw:connector>
        <draw:frame draw:style-name="gr2" draw:layer="layout" svg:width="2.221cm" svg:height="0.962cm" svg:x="12cm" svg:y="10.538cm">
          <draw:text-box>
            <text:p text:style-name="P3">aux14</text:p>
          </draw:text-box>
        </draw:frame>
        <draw:connector draw:style-name="gr3" draw:text-style-name="P2" draw:layer="layout" svg:x1="17.316cm" svg:y1="13.9cm" svg:x2="18.685cm" svg:y2="16.1cm" draw:start-shape="id15" draw:start-glue-point="1" draw:end-shape="id16" draw:end-glue-point="3" svg:d="m17316 13900h794v2200h575">
          <text:p text:style-name="P3"/>
        </draw:connector>
        <draw:frame draw:style-name="gr2" draw:layer="layout" svg:width="1.556cm" svg:height="0.962cm" svg:x="18cm" svg:y="13cm">
          <draw:text-box>
            <text:p text:style-name="P3">g13</text:p>
          </draw:text-box>
        </draw:frame>
        <draw:connector draw:style-name="gr3" draw:text-style-name="P2" draw:layer="layout" svg:x1="22cm" svg:y1="16.1cm" svg:x2="25.135cm" svg:y2="16.12cm" draw:start-shape="id16" draw:start-glue-point="1" svg:d="m22000 16100h1817v20h1318">
          <text:p text:style-name="P3"/>
        </draw:connector>
        <draw:frame draw:style-name="gr2" draw:layer="layout" svg:width="5.099cm" svg:height="0.962cm" svg:x="22.379cm" svg:y="15cm">
          <draw:text-box>
            <text:p text:style-name="P3">output1 = 55000</text:p>
          </draw:text-box>
        </draw:frame>
        <draw:frame draw:style-name="gr2" draw:layer="layout" svg:width="0.853cm" svg:height="0.962cm" svg:x="0.5cm" svg:y="1cm">
          <draw:text-box>
            <text:p text:style-name="P3">1</text:p>
          </draw:text-box>
        </draw:frame>
        <draw:frame draw:style-name="gr2" draw:layer="layout" svg:width="0.853cm" svg:height="0.962cm" svg:x="0.5cm" svg:y="3.5cm">
          <draw:text-box>
            <text:p text:style-name="P3">5</text:p>
          </draw:text-box>
        </draw:frame>
        <draw:frame draw:style-name="gr2" draw:layer="layout" svg:width="1.556cm" svg:height="0.962cm" svg:x="0.5cm" svg:y="5.7cm">
          <draw:text-box>
            <text:p text:style-name="P3">100</text:p>
          </draw:text-box>
        </draw:frame>
        <draw:frame draw:style-name="gr2" draw:layer="layout" svg:width="1.907cm" svg:height="0.962cm" svg:x="0cm" svg:y="7.9cm">
          <draw:text-box>
            <text:p text:style-name="P3">8000</text:p>
          </draw:text-box>
        </draw:frame>
        <draw:frame draw:style-name="gr2" draw:layer="layout" svg:width="1.205cm" svg:height="0.962cm" svg:x="0.5cm" svg:y="10cm">
          <draw:text-box>
            <text:p text:style-name="P3">55</text:p>
          </draw:text-box>
        </draw:frame>
        <draw:frame draw:style-name="gr2" draw:layer="layout" svg:width="1.907cm" svg:height="0.962cm" svg:x="16.241cm" svg:y="2.038cm">
          <draw:text-box>
            <text:p text:style-name="P3">7800</text:p>
          </draw:text-box>
        </draw:frame>
        <draw:frame draw:style-name="gr2" draw:layer="layout" svg:width="1.907cm" svg:height="0.962cm" svg:x="22.49cm" svg:y="2cm">
          <draw:text-box>
            <text:p text:style-name="P3">7800</text:p>
          </draw:text-box>
        </draw:frame>
        <draw:frame draw:style-name="gr2" draw:layer="layout" svg:width="0.853cm" svg:height="0.962cm" svg:x="22.5cm" svg:y="7.5cm">
          <draw:text-box>
            <text:p text:style-name="P3">3</text:p>
          </draw:text-box>
        </draw:frame>
        <draw:frame draw:style-name="gr2" draw:text-style-name="P4" draw:layer="layout" svg:width="1.594cm" svg:height="0.962cm" svg:x="3.906cm" svg:y="2.738cm">
          <draw:text-box>
            <text:p text:style-name="P3"><text:span text:style-name="T4">L35</text:span></text:p>
          </draw:text-box>
        </draw:frame>
        <draw:frame draw:style-name="gr2" draw:text-style-name="P4" draw:layer="layout" svg:width="1.594cm" svg:height="0.962cm" svg:x="4cm" svg:y="5cm">
          <draw:text-box>
            <text:p text:style-name="P3"><text:span text:style-name="T4">L37</text:span></text:p>
          </draw:text-box>
        </draw:frame>
        <draw:frame draw:style-name="gr2" draw:text-style-name="P4" draw:layer="layout" svg:width="1.594cm" svg:height="0.962cm" svg:x="4cm" svg:y="7cm">
          <draw:text-box>
            <text:p text:style-name="P3"><text:span text:style-name="T4">L39</text:span></text:p>
          </draw:text-box>
        </draw:frame>
        <draw:frame draw:style-name="gr2" draw:text-style-name="P4" draw:layer="layout" svg:width="1.594cm" svg:height="0.962cm" svg:x="4cm" svg:y="9.2cm">
          <draw:text-box>
            <text:p text:style-name="P3"><text:span text:style-name="T4">L41</text:span></text:p>
          </draw:text-box>
        </draw:frame>
        <draw:frame draw:style-name="gr2" draw:text-style-name="P4" draw:layer="layout" svg:width="1.594cm" svg:height="0.962cm" svg:x="4cm" svg:y="11.3cm">
          <draw:text-box>
            <text:p text:style-name="P3"><text:span text:style-name="T4">L43</text:span></text:p>
          </draw:text-box>
        </draw:frame>
        <draw:frame draw:style-name="gr2" draw:text-style-name="P4" draw:layer="layout" svg:width="1.594cm" svg:height="0.962cm" svg:x="9.4cm" svg:y="2.9cm">
          <draw:text-box>
            <text:p text:style-name="P3"><text:span text:style-name="T4">L45</text:span></text:p>
          </draw:text-box>
        </draw:frame>
        <draw:frame draw:style-name="gr2" draw:text-style-name="P4" draw:layer="layout" svg:width="1.594cm" svg:height="0.962cm" svg:x="9.3cm" svg:y="5.3cm">
          <draw:text-box>
            <text:p text:style-name="P3"><text:span text:style-name="T4">L45</text:span></text:p>
          </draw:text-box>
        </draw:frame>
        <draw:frame draw:style-name="gr2" draw:text-style-name="P4" draw:layer="layout" svg:width="1.594cm" svg:height="0.962cm" svg:x="14.7cm" svg:y="4cm">
          <draw:text-box>
            <text:p text:style-name="P3"><text:span text:style-name="T4">L45</text:span></text:p>
          </draw:text-box>
        </draw:frame>
        <draw:frame draw:style-name="gr2" draw:text-style-name="P4" draw:layer="layout" svg:width="1.594cm" svg:height="0.962cm" svg:x="20.588cm" svg:y="4cm">
          <draw:text-box>
            <text:p text:style-name="P3"><text:span text:style-name="T4">L45</text:span></text:p>
          </draw:text-box>
        </draw:frame>
        <draw:frame draw:style-name="gr2" draw:text-style-name="P4" draw:layer="layout" svg:width="1.594cm" svg:height="0.962cm" svg:x="26cm" svg:y="3.9cm">
          <draw:text-box>
            <text:p text:style-name="P3"><text:span text:style-name="T4">L45</text:span></text:p>
          </draw:text-box>
        </draw:frame>
        <draw:frame draw:style-name="gr2" draw:text-style-name="P4" draw:layer="layout" svg:width="1.594cm" svg:height="0.962cm" svg:x="25.8cm" svg:y="7.2cm">
          <draw:text-box>
            <text:p text:style-name="P3"><text:span text:style-name="T4">L46</text:span></text:p>
          </draw:text-box>
        </draw:frame>
        <draw:frame draw:style-name="gr2" draw:text-style-name="P4" draw:layer="layout" svg:width="1.594cm" svg:height="0.962cm" svg:x="20.1cm" svg:y="7.2cm">
          <draw:text-box>
            <text:p text:style-name="P3"><text:span text:style-name="T4">L46</text:span></text:p>
          </draw:text-box>
        </draw:frame>
        <draw:frame draw:style-name="gr2" draw:text-style-name="P4" draw:layer="layout" svg:width="1.594cm" svg:height="0.962cm" svg:x="21.6cm" svg:y="11.1cm">
          <draw:text-box>
            <text:p text:style-name="P3"><text:span text:style-name="T4">L47</text:span></text:p>
          </draw:text-box>
        </draw:frame>
        <draw:frame draw:style-name="gr2" draw:text-style-name="P4" draw:layer="layout" svg:width="1.594cm" svg:height="0.962cm" svg:x="9.4cm" svg:y="11.6cm">
          <draw:text-box>
            <text:p text:style-name="P3"><text:span text:style-name="T4">L49</text:span></text:p>
          </draw:text-box>
        </draw:frame>
        <draw:frame draw:style-name="gr2" draw:text-style-name="P4" draw:layer="layout" svg:width="1.594cm" svg:height="0.962cm" svg:x="16.1cm" svg:y="14cm">
          <draw:text-box>
            <text:p text:style-name="P3"><text:span text:style-name="T4">L49</text:span></text:p>
          </draw:text-box>
        </draw:frame>
        <draw:frame draw:style-name="gr2" draw:text-style-name="P4" draw:layer="layout" svg:width="1.594cm" svg:height="0.962cm" svg:x="20.7cm" svg:y="16.2cm">
          <draw:text-box>
            <text:p text:style-name="P3"><text:span text:style-name="T4">L50</text:span></text:p>
          </draw:text-box>
        </draw:frame>
        <draw:frame draw:style-name="gr2" draw:layer="layout" svg:width="1.031cm" svg:height="0.962cm" svg:x="21.131cm" svg:y="5.038cm">
          <draw:text-box>
            <text:p text:style-name="P3">t5</text:p>
          </draw:text-box>
        </draw:frame>
        <draw:frame draw:style-name="gr2" draw:layer="layout" svg:width="1.907cm" svg:height="0.962cm" svg:x="10.593cm" svg:y="8cm">
          <draw:text-box>
            <text:p text:style-name="P3">8000</text:p>
          </draw:text-box>
        </draw:frame>
        <draw:frame draw:style-name="gr2" draw:layer="layout" svg:width="1.556cm" svg:height="0.962cm" svg:x="12.5cm" svg:y="6.038cm">
          <draw:text-box>
            <text:p text:style-name="P3">100</text:p>
          </draw:text-box>
        </draw:frame>
        <draw:frame draw:style-name="gr2" draw:layer="layout" svg:width="1.205cm" svg:height="0.962cm" svg:x="6.175cm" svg:y="10.7cm">
          <draw:text-box>
            <text:p text:style-name="P3">55</text:p>
          </draw:text-box>
        </draw:frame>
        <draw:frame draw:style-name="gr5" draw:text-style-name="P3" draw:layer="layout" svg:width="2.259cm" svg:height="0.963cm" svg:x="17.741cm" svg:y="14cm">
          <draw:text-box>
            <text:p text:style-name="P3">55000</text:p>
          </draw:text-box>
        </draw:frame>
        <draw:frame draw:style-name="gr5" draw:text-style-name="P3" draw:layer="layout" svg:width="0.853cm" svg:height="0.963cm" svg:x="20.154cm" svg:y="8.506cm">
          <draw:text-box>
            <text:p text:style-name="P3">2</text:p>
          </draw:text-box>
        </draw:frame>
        <draw:frame draw:style-name="gr2" draw:layer="layout" svg:width="0.853cm" svg:height="0.962cm" svg:x="6.001cm" svg:y="4.4cm">
          <draw:text-box>
            <text:p text:style-name="P3">5</text:p>
          </draw:text-box>
        </draw:frame>
        <draw:frame draw:style-name="gr2" draw:layer="layout" svg:width="2.259cm" svg:height="0.962cm" svg:x="11.601cm" svg:y="11.6cm">
          <draw:text-box>
            <text:p text:style-name="P3">55000</text:p>
          </draw:text-box>
        </draw:frame>
        <draw:frame draw:style-name="gr2" draw:layer="layout" svg:width="1.907cm" svg:height="0.962cm" svg:x="10.594cm" svg:y="3.9cm">
          <draw:text-box>
            <text:p text:style-name="P3">3000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Wellington Pinheiro</meta:initial-creator>
    <meta:creation-date>2009-01-05T23:10:08</meta:creation-date>
    <dc:creator>Wellington</dc:creator>
    <dc:date>2009-04-22T23:18:33</dc:date>
    <meta:editing-cycles>9</meta:editing-cycles>
    <meta:editing-duration>PT1H48M36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